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Gentium Book Basic" fo:font-size="10pt" fo:font-style="normal" fo:font-weight="bold" officeooo:rsid="0029788e" officeooo:paragraph-rsid="000f56eb" style:font-size-asian="8.75pt" style:font-style-asian="normal" style:font-weight-asian="bold" style:font-name-complex="Gentium Book Basic" style:font-size-complex="10pt" style:font-style-complex="normal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0pt" officeooo:rsid="000f56eb" officeooo:paragraph-rsid="000e2e9b" style:font-size-asian="8.75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fo:font-size="10pt" officeooo:rsid="000f56eb" officeooo:paragraph-rsid="000f56eb" style:font-size-asian="8.75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fo:font-size="10pt" officeooo:rsid="0010edd4" officeooo:paragraph-rsid="000f56eb" style:font-size-asian="8.75pt" style:font-size-complex="10pt"/>
    </style:style>
    <style:style style:name="P5" style:family="paragraph" style:parent-style-name="Standard">
      <style:paragraph-properties fo:line-height="150%" fo:text-align="start" style:justify-single-word="false" fo:padding="0.0291in" fo:border-left="none" fo:border-right="none" fo:border-top="none" fo:border-bottom="0.06pt solid #000000" style:join-border="false"/>
      <style:text-properties fo:font-size="10pt" officeooo:rsid="000f56eb" officeooo:paragraph-rsid="000e2e9b" style:font-size-asian="8.75pt" style:font-size-complex="10pt"/>
    </style:style>
    <style:style style:name="P6" style:family="paragraph" style:parent-style-name="Standard">
      <style:paragraph-properties fo:line-height="150%" fo:text-align="start" style:justify-single-word="false" fo:padding="0.0291in" fo:border-left="none" fo:border-right="none" fo:border-top="none" fo:border-bottom="0.06pt solid #000000" style:join-border="false"/>
      <style:text-properties fo:font-size="10pt" officeooo:rsid="0010edd4" officeooo:paragraph-rsid="000f56eb" style:font-size-asian="8.75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fo:font-size="10pt" officeooo:rsid="000e2e9b" officeooo:paragraph-rsid="000e2e9b" style:font-size-asian="8.75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fo:font-size="10pt" officeooo:rsid="00148900" officeooo:paragraph-rsid="00148900" style:font-size-asian="8.75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14edcc" officeooo:paragraph-rsid="0014edcc" style:font-size-asian="8.75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168d3e" officeooo:paragraph-rsid="00168d3e" style:font-size-asian="8.75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rsid="00177c9a" officeooo:paragraph-rsid="00177c9a" style:font-size-asian="8.75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Gentium Book Basic" fo:font-size="10pt" fo:font-style="normal" fo:font-weight="bold" officeooo:rsid="002a8af3" officeooo:paragraph-rsid="000f56eb" style:font-size-asian="8.75pt" style:font-style-asian="normal" style:font-weight-asian="bold" style:font-name-complex="Gentium Book Basic" style:font-size-complex="10pt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177c9a" officeooo:paragraph-rsid="00177c9a" style:font-size-asian="10.5pt" style:font-weight-asian="normal" style:font-size-complex="12pt" style:font-weight-complex="normal"/>
    </style:style>
    <style:style style:name="T1" style:family="text">
      <style:text-properties officeooo:rsid="002a8af3"/>
    </style:style>
    <style:style style:name="T2" style:family="text">
      <style:text-properties officeooo:rsid="002bf5fd"/>
    </style:style>
    <style:style style:name="T3" style:family="text">
      <style:text-properties officeooo:rsid="0014edcc"/>
    </style:style>
    <style:style style:name="T4" style:family="text">
      <style:text-properties officeooo:rsid="0020ddce"/>
    </style:style>
    <style:style style:name="T5" style:family="text">
      <style:text-properties style:font-name="Gentium Book Basic" fo:font-weight="bold" officeooo:rsid="0022d034" style:font-weight-asian="bold" style:font-weight-complex="bold"/>
    </style:style>
    <style:style style:name="T6" style:family="text">
      <style:text-properties style:font-name="Gentium Book Basic" fo:font-weight="bold" officeooo:rsid="0023dda4" style:font-weight-asian="bold" style:font-weight-complex="bold"/>
    </style:style>
    <style:style style:name="T7" style:family="text">
      <style:text-properties style:font-name="Gentium Book Basic" fo:font-style="normal" fo:font-weight="bold" officeooo:rsid="0023dda4" style:font-style-asian="normal" style:font-weight-asian="bold" style:font-style-complex="normal" style:font-weight-complex="bold"/>
    </style:style>
    <style:style style:name="T8" style:family="text">
      <style:text-properties style:font-name="Gentium Book Basic" fo:font-style="normal" style:font-style-asian="normal" style:font-style-complex="normal"/>
    </style:style>
    <style:style style:name="T9" style:family="text">
      <style:text-properties style:font-name="Gentium Book Basic" fo:font-style="italic" fo:font-weight="bold" officeooo:rsid="0023dda4" style:font-style-asian="italic" style:font-weight-asian="bold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177c9a"/>
    </style:style>
    <style:style style:name="T13" style:family="text">
      <style:text-properties officeooo:rsid="00190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ssewabrandwag – South African fascist group – WWII</text:p>
      <text:p text:style-name="P2"/>
      <text:p text:style-name="P2"/>
      <text:p text:style-name="P5"/>
      <text:p text:style-name="P12">Lyndon H. LaRouche, Jr.</text:p>
      <text:p text:style-name="P1">- <text:span text:style-name="T1">leader of fascist movement, LaRouche Movement</text:span></text:p>
      <text:p text:style-name="P1">- <text:span text:style-name="T2">formation started by recruiting a few Marxist college students</text:span></text:p>
      <text:p text:style-name="P1">- <text:span text:style-name="T2">conspiracy theories focusing on sinister plan by Zionists, Russian communists &amp; New Age Aquarians</text:span></text:p>
      <text:p text:style-name="P1">- <text:span text:style-name="T2">corporatism as economic model similar to Italian Fascism</text:span></text:p>
      <text:p text:style-name="P1">- <text:span text:style-name="T2">authoritarian ideology</text:span></text:p>
      <text:p text:style-name="P1">- <text:span text:style-name="T1">2 followers secured primary ballot slots (Democratic Party), for State of Illinois Lt. General &amp; Secretary of State</text:span></text:p>
      <text:p text:style-name="P1">- </text:p>
      <text:p text:style-name="P3"/>
      <text:p text:style-name="P3">- “lyn marcus” - name while in Socialist Workers Party</text:p>
      <text:p text:style-name="P3">- 1964 → joined revolutionary tendency (SWP faction) which was expelled → Gerry Healy, Trotskyist</text:p>
      <text:p text:style-name="P3">- joined Sparticist League briefly</text:p>
      <text:p text:style-name="P3">- 1968 Columbia protests → National Caucus of Labor Committees (NCLC)</text:p>
      <text:p text:style-name="P4"/>
      <text:p text:style-name="P4"/>
      <text:p text:style-name="P6"/>
      <text:p text:style-name="P4"/>
      <text:p text:style-name="P10">1914 – Reformists vs. Marxists</text:p>
      <text:p text:style-name="P10">→ pro-war reformists and anti-war marxists at start of war</text:p>
      <text:p text:style-name="P8">1915 – Jewish Reds Rosa Luxemburg <text:span text:style-name="T3">&amp; Karl Liebknecht found Sparticus League</text:span></text:p>
      <text:p text:style-name="P9">1919 – KPD</text:p>
      <text:p text:style-name="P10">German Revolution 1918-1919</text:p>
      <text:p text:style-name="P10">- september 1918 – Ludendorf &amp; hindenburg left kaiser know war is lost. Convince kaiser ludendorf to step down. Prince Max of Bardon becomes kaiser. Attempt to create a more democratic system.</text:p>
      <text:p text:style-name="P10">[1] a more democratic system – better terms at treaty negotiations?</text:p>
      <text:p text:style-name="P10">[2] deflect losing war on new government</text:p>
      <text:p text:style-name="P10">- fails</text:p>
      <text:p text:style-name="P10">- nov 1918 – popular revolution</text:p>
      <text:p text:style-name="P10">- admiral scherer, w/o permission, attempts to launch an attack to break british blockage. Sailors mutiny against <text:s/>navy.</text:p>
      <text:p text:style-name="P10">- soviets seize control over germany. Soviets – elected councils by common people. Soviets – ran by social democrats (SPD)</text:p>
      <text:p text:style-name="P10">- abjucation of kaiser. Ebert assogmed role of chancellor</text:p>
      <text:p text:style-name="P10">- Ebert → moderate section of SPD, but wants multiparty democracy, not pure system like Soviet Russia</text:p>
      <text:p text:style-name="P10">Ebert-Groener Pact, deal with right-wing. Guaranteed loyalty of military against communist uprising if national assembly is created.</text:p>
      <text:p text:style-name="P10"><text:soft-page-break/>- creates division between moderates in SPD and Marxists</text:p>
      <text:p text:style-name="P10">- 11<text:span text:style-name="T10">th</text:span> of November – armistice negotiated</text:p>
      <text:p text:style-name="P10">Stinnes-Legien Agreement – Nov 15<text:span text:style-name="T10">th</text:span> – moderate socialists and industrial tycoons →</text:p>
      <text:p text:style-name="P10">- <text:s/>If SPD guarantees orderly production, end wild strikes, drive back influence of coincils and nationalize means of production, then concessions will be made such as 8 hr working day</text:p>
      <text:p text:style-name="P10">- democratic multiparty rule or rule by workers / soviet – 344-98 vote to create national assembly, upsets Marxists</text:p>
      <text:p text:style-name="P10">- jan 1919 – extreme left-wing attempts to take power</text:p>
      <text:p text:style-name="P10">- 1919 – Sparticus league created – Luxemburg &amp; Karl. KPD.</text:p>
      <text:p text:style-name="P10">- Sparticus dilemma accept vote or seize <text:s/>power by force?</text:p>
      <text:p text:style-name="P10">- favorable conditions for seizing power → backing from Russia, support of radicals, hunger &amp; unrest. Army disintegrated</text:p>
      <text:p text:style-name="P10">- cons: no meticulous plans, luxemburg &amp; liebnecht aren't military strategists, conservatives and moderate socialists united</text:p>
      <text:p text:style-name="P10">- sparticus week – Free Corps → voluntary paramilitaries. 400,000, mostly ex-soldiers. Still have access to military hardware w/ loyalty to former officers. Brutalized from trench warfare. Most hate Marxism.Gustav Noske, defense minister, makes a deal with free corps, despite Noske being SPD (<text:span text:style-name="T12">moderate)</text:span></text:p>
      <text:p text:style-name="P10">- <text:span text:style-name="T12">jan 1919 → spartcists conduct anti-govt demonstratsions, declare revolution but are crushed by free corps, which creates split between moderate and extreme members of SPD (socialists)</text:span></text:p>
      <text:p text:style-name="P10">- <text:span text:style-name="T12">spring 1919 – general strike in ruhr</text:span></text:p>
      <text:p text:style-name="P11">may 1919 – bavarian soviet republic declared. 600 killed.</text:p>
      <text:p text:style-name="P11">Weimar constitution</text:p>
      <text:p text:style-name="P11">- presidential-parliamentary democracy, with president voted for every 7 year. Reichstag every 4 years. Article 48 powers – president can bypass Reichstag in times of emergency</text:p>
      <text:p text:style-name="P11">- ultra-democratic – men &amp; women over 20 can vote, proportional representation (party receives 5% of vote, then 5% of parliament will be of that party), bill of rights</text:p>
      <text:p text:style-name="P11">- federal system with 17 lander (regional govts)</text:p>
      <text:p text:style-name="P11">1919 – 1923 Democracy in crisis</text:p>
      <text:p text:style-name="P11">1924-1929</text:p>
      <text:p text:style-name="P11">- Chancellor Stresemann, <text:span text:style-name="T13">nationalist, but pragmatist. </text:span></text:p>
      <text:p text:style-name="P11">- conditions created extreme right and extreme left</text:p>
      <text:p text:style-name="P8">Weimar Republic era – KPD polled between 10 – 15% of vote <text:span text:style-name="T3">[1] </text:span></text:p>
      <text:p text:style-name="P8">banned under hitler, maintained underground presence with heavy losses</text:p>
      <text:p text:style-name="P8"/>
      <text:p text:style-name="P8"/>
      <text:p text:style-name="P9">1 - <text:span text:style-name="T4">Audiopedia. “Communist Party of Germany”. YouTube, 14 min. Posted October 12, 2015. </text:span><text:a xlink:type="simple" xlink:href="https://youtu.be/Po9LXjh1dyc"><text:span text:style-name="T4">https://youtu.be/Po9LXjh1dyc</text:span></text:a><text:span text:style-name="T4">.</text:span></text:p>
      <text:p text:style-name="P9">2 - <text:span text:style-name="T5">Facundo Soars. “Part 4 – Esparticus German Revolution – The Rise of National Socialist Party”. YouTube, 50 min. Published September 22, 2015. </text:span><text:a xlink:type="simple" xlink:href="https://youtu.be/fq9RJ0DzcAQ"><text:span text:style-name="T5">https://</text:span></text:a><text:a xlink:type="simple" xlink:href="https://youtu.be/fq9RJ0DzcAQ"><text:span text:style-name="T6">youtu.be/fq9RJ0DzcAQ</text:span></text:a><text:span text:style-name="T6">.</text:span></text:p>
      <text:p text:style-name="P9"><text:span text:style-name="T6">3 - Frederiksen, Marie. </text:span><text:span text:style-name="T7">“The Revolutionary Ideas of Rosa Luxemburg”. </text:span><text:span text:style-name="T9">International Marxist Winter School 2014</text:span><text:span text:style-name="T7">.</text:span></text:p>
      <text:p text:style-name="P11"/>
      <text:p text:style-name="P13"><text:span text:style-name="T8">Hinds, Simon. “AS 1 From Second Reich to Third Reich”. YouTube, 12 vide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4:34:05.726634883</meta:creation-date>
    <dc:date>2017-09-14T17:30:59.887016947</dc:date>
    <meta:editing-duration>PT27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668" meta:character-count="4442" meta:non-whitespace-character-count="3797"/>
  </office:meta>
</office:document-meta>
</file>